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5" style:family="graphic" style:parent-style-name="objectwithoutfill">
      <style:graphic-properties draw:stroke="solid" draw:stroke-dash="Double_20_Dash_20__28_Rounded_29_" svg:stroke-color="#000000" svg:stroke-linecap="round" draw:fill="none" draw:textarea-vertical-align="middle" loext:decorative="false"/>
    </style:style>
    <style:style style:name="gr6" style:family="graphic" style:parent-style-name="objectwithoutfill">
      <style:graphic-properties draw:stroke="solid" draw:stroke-dash="Double_20_Dash_20__28_Rounded_29_" svg:stroke-width="0.03cm" svg:stroke-color="#000000" draw:marker-start="Dimension_20_Lines" draw:marker-start-width="0.25cm" draw:marker-end="Dimension_20_Lines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7" style:family="graphic" style:parent-style-name="objectwithoutfill">
      <style:graphic-properties svg:stroke-width="0.03cm" svg:stroke-color="#000000" draw:marker-start="Dimension_20_Lines" draw:marker-start-width="0.25cm" draw:marker-end="Dimension_20_Lines" draw:marker-end-width="0.25cm" draw:fill="none" draw:textarea-vertical-align="middle" fo:padding-top="0.14cm" fo:padding-bottom="0.14cm" fo:padding-left="0.265cm" fo:padding-right="0.265cm" loext:decorative="false"/>
    </style:style>
    <style:style style:name="gr8" style:family="graphic" style:parent-style-name="objectwithoutfill">
      <style:graphic-properties draw:stroke="solid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1cm" svg:stroke-color="#000000" draw:marker-start-width="0.22cm" draw:marker-end-width="0.22cm" draw:fill="none" draw:textarea-vertical-align="middle" fo:padding-top="0.13cm" fo:padding-bottom="0.13cm" fo:padding-left="0.255cm" fo:padding-right="0.255cm" loext:decorative="false"/>
    </style:style>
    <style:style style:name="gr10" style:family="graphic" style:parent-style-name="objectwithoutfill">
      <style:graphic-properties draw:stroke="solid" draw:stroke-dash="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0cm" loext:decorative="false"/>
    </style:style>
    <style:style style:name="gr12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draw:stroke="solid" draw:stroke-dash="Double_20_Dash_20__28_Rounded_29_" svg:stroke-color="#000000" draw:marker-start="" draw:marker-end="" svg:stroke-linecap="round" draw:fill="none" draw:textarea-vertical-align="middle" loext:decorative="false"/>
    </style:style>
    <style:style style:name="gr14" style:family="graphic" style:parent-style-name="objectwithoutfill">
      <style:graphic-properties draw:stroke="solid" draw:stroke-dash="Double_20_Dash_20__28_Rounded_29_" svg:stroke-width="0.03cm" svg:stroke-color="#000000" draw:marker-start="" draw:marker-start-width="0.25cm" draw:marker-end="Linienspitzen_20_1" draw:marker-end-width="0.2cm" svg:stroke-linecap="round" draw:fill="none" draw:textarea-vertical-align="middle" fo:padding-top="0.14cm" fo:padding-bottom="0.14cm" fo:padding-left="0.265cm" fo:padding-right="0.265cm" loext:decorative="false"/>
    </style:style>
    <style:style style:name="gr15" style:family="graphic" style:parent-style-name="objectwithoutfill">
      <style:graphic-properties draw:stroke="dash" draw:stroke-dash="Dot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color="#000000" draw:fill-color="#b2b2b2" draw:textarea-vertical-align="middle" draw:auto-grow-height="false" fo:min-height="0cm" fo:min-width="0cm" fo:wrap-option="wrap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2cm" fo:min-width="4.25cm" fo:padding-top="0.14cm" fo:padding-bottom="0.14cm" fo:padding-left="0.265cm" fo:padding-right="0.265cm" loext:decorative="false"/>
    </style:style>
    <style:style style:name="gr18" style:family="graphic" style:parent-style-name="objectwithoutfill">
      <style:graphic-properties svg:stroke-color="#000000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75cm" svg:y1="9.35cm" svg:x2="7.45cm" svg:y2="9.35cm">
          <text:p/>
        </draw:line>
        <draw:g draw:style-name="gr2">
          <svg:title>TexMaths</svg:title>
          <svg:desc>12§latex§$L$§svg§600§TRUE§</svg:desc>
          <draw:g draw:style-name="gr3">
            <draw:path draw:style-name="gr4" draw:text-style-name="P2" draw:layer="layout" svg:width="0.251cm" svg:height="0.285cm" svg:x="7.198cm" svg:y="1.147cm" svg:viewBox="0 0 252 286" svg:d="M140 32c3-14 5-19 44-19 13 0 15 0 15-8 0-5-4-5-6-5-14 0-47 1-62 1-12 0-43-1-55-1-3 0-8 0-8 8 0 5 4 5 12 5 5 1 8 0 16 1 7 0 10 2 10 6 0 3 0 4-1 9-19 75-37 150-56 225-4 15-5 19-38 19-7 0-11 0-11 8 0 5 4 5 11 5 64 0 129 0 193 0 11 0 11 0 13-7 12-30 23-61 34-91 1-4 1-3 1-5s-1-5-5-5c-3 0-5 2-7 9-14 38-32 86-105 86-13 0-26 0-39 0-6 0-6 0-9 0-5-1-6-1-6-5 0-1 0-1 3-10 18-75 37-150 56-226z">
              <text:p/>
            </draw:path>
          </draw:g>
        </draw:g>
        <draw:path draw:style-name="gr1" draw:text-style-name="P1" draw:layer="layout" svg:width="7.663cm" svg:height="6.405cm" draw:transform="skewX (0.00401425727958697) rotate (-2.69723182603204) translate (12.2cm 4.5cm)" svg:viewBox="0 0 7664 6406" svg:d="M7664 6406c-5355-2545-7664-6406-7664-6406">
          <text:p/>
        </draw:path>
        <draw:line draw:style-name="gr5" draw:text-style-name="P1" draw:layer="layout" svg:x1="2.6cm" svg:y1="2cm" svg:x2="12.7cm" svg:y2="2cm">
          <text:p/>
        </draw:line>
        <draw:line draw:style-name="gr6" draw:text-style-name="P1" draw:layer="layout" svg:x1="2.6cm" svg:y1="1.53cm" svg:x2="12.06cm" svg:y2="1.53cm">
          <text:p/>
        </draw:line>
        <draw:g draw:style-name="gr2">
          <svg:title>TexMaths</svg:title>
          <svg:desc>12§latex§$s_{\mathrm{max}}$§svg§600§TRUE§</svg:desc>
          <draw:g draw:style-name="gr3">
            <draw:path draw:style-name="gr4" draw:text-style-name="P2" draw:layer="layout" svg:width="0.153cm" svg:height="0.189cm" svg:x="12.5cm" svg:y="2.949cm" svg:viewBox="0 0 154 190" svg:d="M143 29c-12 0-21 9-21 19 0 6 4 12 13 12 10 0 19-7 19-24 0-18-17-36-49-36-56 0-71 43-71 61 0 33 31 39 43 42 22 3 44 8 44 32 0 11-10 46-60 46-6 0-38 0-48-23 16 2 27-10 27-22 0-9-8-14-16-14-11 0-24 8-24 27 0 24 24 41 60 41 68 0 85-51 85-69 0-16-8-27-13-31-11-12-24-13-42-18-16-3-33-6-33-25 0-12 11-37 48-37 10 0 32 2 38 19z">
              <text:p/>
            </draw:path>
            <draw:path draw:style-name="gr4" draw:text-style-name="P2" draw:layer="layout" svg:width="0.247cm" svg:height="0.128cm" svg:x="12.692cm" svg:y="3.067cm" svg:viewBox="0 0 248 129" svg:d="M225 41c0-25-12-41-44-41-23 0-38 13-47 28-6-21-21-28-43-28-24 0-40 13-48 29 0-10 0-19 0-29-14 1-29 2-43 4 0 3 0 7 0 10 19 0 22 3 22 17 0 25 0 50 0 75 0 14-3 14-22 14 0 3 0 6 0 9 11 0 20-1 34-1 10 0 31 1 33 1 0-3 0-6 0-9-19 0-21 0-21-14 0-17 0-35 0-52 0-31 23-46 43-46s24 17 24 31c0 23 0 45 0 67 0 14-4 14-23 14 0 3 0 6 0 9 1 0 21-1 33-1 11 0 31 1 34 1 0-3 0-6 0-9-19 0-22 0-22-14 0-17 0-35 0-52 0-31 24-46 45-46 20 0 22 17 22 31 0 23 0 45 0 67 0 14-3 14-21 14 0 3 0 6 0 9 11 0 20-1 33-1 11 0 32 1 34 1 0-3 0-6 0-9-19 0-23 0-23-14 0-21 0-43 0-65z">
              <text:p/>
            </draw:path>
            <draw:path draw:style-name="gr4" draw:text-style-name="P2" draw:layer="layout" svg:width="0.146cm" svg:height="0.133cm" svg:x="12.967cm" svg:y="3.066cm" svg:viewBox="0 0 147 134" svg:d="M115 53c0-16 0-28-13-39-12-9-27-14-43-14-28 0-48 11-48 29 0 9 6 14 14 14 7 0 13-6 13-14 0-5-2-11-9-13 11-8 27-8 28-8 17 0 35 11 35 36 0 3 0 6 0 9-15 1-36 1-57 9-27 10-35 26-35 40 0 25 31 32 51 32 24 0 39-13 45-25 1 12 8 24 23 24 9-10 28 0 28-29 0-5 0-10 0-16-3 0-6 0-9 0 0 6 0 11 0 16 0 4 0 17-11 17s-12-13-12-17c0-17 0-34 0-51zM92 90c0 27-25 36-38 36-14 0-29-10-29-24 0-17 15-40 67-41 0 10 0 19 0 29z">
              <text:p/>
            </draw:path>
            <draw:path draw:style-name="gr4" draw:text-style-name="P2" draw:layer="layout" svg:width="0.161cm" svg:height="0.125cm" svg:x="13.126cm" svg:y="3.071cm" svg:viewBox="0 0 162 126" svg:d="M92 60c-1-1-1-2-2-3 0-1 19-21 23-24 9-11 20-22 43-22 0-4 0-7 0-11-9 0-17 1-25 1-9 0-20 0-29-1 0 4 0 7 0 11 5 0 6 3 6 6 0 1 0 5-5 11-7 7-14 15-20 22-8-9-16-18-24-27-4-4-4-5-4-6 0-5 5-6 8-6 0-4 0-7 0-11-10 1-22 1-33 1-8 0-19 0-29-1 0 4 0 7 0 11 15 0 22 0 29 8 12 14 25 28 37 42 1 1 2 2 2 4-8 9-21 25-25 27-10 12-20 23-44 24 0 3 0 6 0 10 10 0 16-2 25-2s21 2 29 2c0-4 0-7 0-10-4-1-6-4-6-7 0-6 3-10 8-15 7-7 14-15 21-22 8 9 16 19 25 28 6 6 6 8 6 9 0 6-7 7-9 7 0 3 0 6 0 10 4 0 24-2 34-2s19 2 29 2c0-4 0-7 0-10-21 0-23-2-29-10-14-15-27-31-41-46z">
              <text:p/>
            </draw:path>
          </draw:g>
        </draw:g>
        <draw:line draw:style-name="gr7" draw:text-style-name="P1" draw:layer="layout" svg:x1="2.316cm" svg:y1="1.76cm" svg:x2="2.316cm" svg:y2="2.319cm">
          <text:p/>
        </draw:line>
        <draw:g draw:style-name="gr2">
          <svg:title>TexMaths</svg:title>
          <svg:desc>12§latex§$d$§svg§600§TRUE§</svg:desc>
          <draw:g draw:style-name="gr3">
            <draw:path draw:style-name="gr4" draw:text-style-name="P2" draw:layer="layout" svg:width="0.197cm" svg:height="0.294cm" svg:x="1.94cm" svg:y="1.877cm" svg:viewBox="0 0 198 295" svg:d="M198 5c-2-2 0-5-6-5s-45 4-52 5c-4 0-6 2-6 8 0 5 3 5 10 5 19 0 21 2 21 7-1 3-1 6-2 8-8 33-16 67-25 100-7-16-19-28-38-28-49 0-100 62-100 123 0 40 23 67 55 67 8 0 30-1 55-31 3 17 18 31 37 31 15 0 25-10 31-23 7-15 13-40 13-41 0-4-4-4-5-4-5 0-5 1-6 7-7 28-15 51-32 51-11 0-12-10-12-19s0-13 2-20c20-80 40-161 60-241zM111 240c-1 8-1 8-8 16-18 23-35 29-47 29-20 0-26-22-26-39 0-20 13-72 22-91 14-25 31-40 48-40 28 0 34 34 34 37 0 2-2 4-2 7-7 27-14 54-21 81z">
              <text:p/>
            </draw:path>
          </draw:g>
        </draw:g>
        <draw:g draw:style-name="gr2">
          <draw:line draw:style-name="gr8" draw:text-style-name="P1" draw:layer="layout" svg:x1="2.545cm" svg:y1="0.975cm" svg:x2="2.545cm" svg:y2="6.375cm">
            <text:p/>
          </draw:line>
          <draw:g draw:style-name="gr2">
            <draw:g draw:style-name="gr3">
              <draw:line draw:style-name="gr9" draw:text-style-name="P1" draw:layer="layout" svg:x1="2.525cm" svg:y1="1.213cm" svg:x2="2.254cm" svg:y2="0.986cm">
                <text:p/>
              </draw:line>
              <draw:line draw:style-name="gr9" draw:text-style-name="P1" draw:layer="layout" svg:x1="2.525cm" svg:y1="1.513cm" svg:x2="2.254cm" svg:y2="1.286cm">
                <text:p/>
              </draw:line>
              <draw:line draw:style-name="gr9" draw:text-style-name="P1" draw:layer="layout" svg:x1="2.525cm" svg:y1="2.713cm" svg:x2="2.254cm" svg:y2="2.486cm">
                <text:p/>
              </draw:line>
            </draw:g>
            <draw:g draw:style-name="gr3">
              <draw:line draw:style-name="gr9" draw:text-style-name="P1" draw:layer="layout" svg:x1="2.525cm" svg:y1="3.013cm" svg:x2="2.254cm" svg:y2="2.786cm">
                <text:p/>
              </draw:line>
              <draw:line draw:style-name="gr9" draw:text-style-name="P1" draw:layer="layout" svg:x1="2.525cm" svg:y1="3.313cm" svg:x2="2.254cm" svg:y2="3.086cm">
                <text:p/>
              </draw:line>
              <draw:line draw:style-name="gr9" draw:text-style-name="P1" draw:layer="layout" svg:x1="2.525cm" svg:y1="3.613cm" svg:x2="2.254cm" svg:y2="3.386cm">
                <text:p/>
              </draw:line>
              <draw:line draw:style-name="gr9" draw:text-style-name="P1" draw:layer="layout" svg:x1="2.525cm" svg:y1="3.913cm" svg:x2="2.254cm" svg:y2="3.686cm">
                <text:p/>
              </draw:line>
              <draw:line draw:style-name="gr9" draw:text-style-name="P1" draw:layer="layout" svg:x1="2.525cm" svg:y1="4.213cm" svg:x2="2.254cm" svg:y2="3.986cm">
                <text:p/>
              </draw:line>
              <draw:line draw:style-name="gr9" draw:text-style-name="P1" draw:layer="layout" svg:x1="2.525cm" svg:y1="4.513cm" svg:x2="2.254cm" svg:y2="4.286cm">
                <text:p/>
              </draw:line>
            </draw:g>
            <draw:g draw:style-name="gr3">
              <draw:line draw:style-name="gr9" draw:text-style-name="P1" draw:layer="layout" svg:x1="2.525cm" svg:y1="4.813cm" svg:x2="2.254cm" svg:y2="4.586cm">
                <text:p/>
              </draw:line>
              <draw:line draw:style-name="gr9" draw:text-style-name="P1" draw:layer="layout" svg:x1="2.525cm" svg:y1="5.113cm" svg:x2="2.254cm" svg:y2="4.886cm">
                <text:p/>
              </draw:line>
              <draw:line draw:style-name="gr9" draw:text-style-name="P1" draw:layer="layout" svg:x1="2.525cm" svg:y1="5.413cm" svg:x2="2.254cm" svg:y2="5.186cm">
                <text:p/>
              </draw:line>
              <draw:line draw:style-name="gr9" draw:text-style-name="P1" draw:layer="layout" svg:x1="2.525cm" svg:y1="5.713cm" svg:x2="2.254cm" svg:y2="5.486cm">
                <text:p/>
              </draw:line>
              <draw:line draw:style-name="gr9" draw:text-style-name="P1" draw:layer="layout" svg:x1="2.525cm" svg:y1="6.013cm" svg:x2="2.254cm" svg:y2="5.786cm">
                <text:p/>
              </draw:line>
              <draw:line draw:style-name="gr9" draw:text-style-name="P1" draw:layer="layout" svg:x1="2.525cm" svg:y1="6.313cm" svg:x2="2.254cm" svg:y2="6.086cm">
                <text:p/>
              </draw:line>
            </draw:g>
          </draw:g>
        </draw:g>
        <draw:path draw:style-name="gr10" draw:text-style-name="P1" draw:layer="layout" svg:width="7.663cm" svg:height="6.405cm" draw:transform="skewX (0.00401425727958697) rotate (-2.69723182603204) translate (12.201cm 4.2cm)" svg:viewBox="0 0 7664 6406" svg:d="M7664 6406c-5355-2545-7664-6406-7664-6406">
          <text:p/>
        </draw:path>
        <draw:path draw:style-name="gr10" draw:text-style-name="P1" draw:layer="layout" svg:width="7.663cm" svg:height="6.405cm" draw:transform="skewX (0.00401425727958697) rotate (-2.69723182603204) translate (12.201cm 4.801cm)" svg:viewBox="0 0 7664 6406" svg:d="M7664 6406c-5355-2545-7664-6406-7664-6406">
          <text:p/>
        </draw:path>
        <draw:custom-shape draw:style-name="gr11" draw:text-style-name="P3" draw:layer="layout" svg:width="0.5cm" svg:height="1cm" draw:transform="rotate (0.523598775598299) translate (11.806cm 4.242cm)">
          <text:p/>
          <draw:enhanced-geometry svg:viewBox="0 0 21600 21600" draw:mirror-horizontal="true" draw:type="rectangle" draw:enhanced-path="M 0 0 L 21600 0 21600 21600 0 21600 0 0 Z N"/>
        </draw:custom-shape>
        <draw:line draw:style-name="gr12" draw:text-style-name="P1" draw:layer="layout" svg:x1="12.199cm" svg:y1="4.18cm" svg:x2="11.94cm" svg:y2="4.66cm">
          <text:p/>
        </draw:line>
        <draw:line draw:style-name="gr13" draw:text-style-name="P1" draw:layer="layout" svg:x1="12.06cm" svg:y1="4.43cm" svg:x2="12.68cm" svg:y2="4.43cm">
          <text:p/>
        </draw:line>
        <draw:line draw:style-name="gr6" draw:text-style-name="P1" draw:layer="layout" svg:x1="12.361cm" svg:y1="2.08cm" svg:x2="12.361cm" svg:y2="4.38cm">
          <text:p/>
        </draw:line>
        <draw:line draw:style-name="gr14" draw:text-style-name="P1" draw:layer="layout" svg:x1="12.1cm" svg:y1="4.671cm" svg:x2="12.1cm" svg:y2="6.371cm">
          <text:p/>
        </draw:line>
        <draw:g draw:style-name="gr2">
          <svg:title>TexMaths</svg:title>
          <svg:desc>12§latex§$\vec{F}_{A}$§svg§600§TRUE§</svg:desc>
          <draw:g draw:style-name="gr3">
            <draw:path draw:style-name="gr4" draw:text-style-name="P2" draw:layer="layout" svg:width="0.185cm" svg:height="0.083cm" svg:x="12.361cm" svg:y="5.25cm" svg:viewBox="0 0 186 84" svg:d="M150 50c-6 5-21 17-21 25 0 4 5 9 9 9 3 0 6-4 8-6 5-6 14-18 34-28 2-1 6-3 6-8s-3-6-5-8c-10-6-15-15-18-24 0-4-3-10-9-10s-8 6-8 10c0 1 4 15 11 24-47 0-94 0-141 0-8 0-16 0-16 8s8 8 16 8c44 0 89 0 134 0z">
              <text:p/>
            </draw:path>
            <draw:path draw:style-name="gr4" draw:text-style-name="P2" draw:layer="layout" svg:width="0.297cm" svg:height="0.284cm" svg:x="12.239cm" svg:y="5.371cm" svg:viewBox="0 0 298 285" svg:d="M111 148c14 0 27 0 41 0 31 0 35 8 35 20 0 2 0 8-3 20-1 2-1 3-1 5 0 3 3 4 5 4 4 0 4-1 6-8 8-30 15-61 23-91 1-5 1-6 1-7s-1-5-5-5-5 3-6 10c-8 32-19 39-54 39-13 0-25 0-38 0 9-35 17-71 26-106 4-15 5-16 23-16s37 0 55 0c53 0 62 13 62 46 0 9 0 12-1 22-1 6-1 6-1 8s1 6 5 6c5 0 5-3 6-11 3-25 5-49 8-73 1-11-1-11-12-11-68 0-136 0-205 0-8 0-13 0-13 8 0 5 4 5 12 5 16 0 28 0 28 7 0 2 0 3-3 10-18 74-36 148-55 222-5 17-5 20-38 20-7 0-12 0-12 8 0 5 5 5 6 5 13 0 44-1 56-1 13 0 48 1 63 1 3 0 8 0 8-7 0-4-2-4-2-5-2-1-3-1-12-1s-11 0-22 0c-12-2-13-4-13-9 0-1 0-3 1-9 9-35 18-71 26-106z">
              <text:p/>
            </draw:path>
            <draw:path draw:style-name="gr4" draw:text-style-name="P2" draw:layer="layout" svg:width="0.22cm" svg:height="0.208cm" svg:x="12.51cm" svg:y="5.51cm" svg:viewBox="0 0 221 209" svg:d="M44 174c-10 16-20 23-37 25-3 0-7 0-7 6 0 3 2 4 5 4 7 0 17-1 25-1 10 0 21 1 30 1 1 0 6 0 6-7 0-3-4-3-5-3-2 0-13-2-13-9 0-3 2-9 5-12 7-12 15-24 22-36 28 0 56 0 84 0 3 17 5 33 7 49-1 3-2 8-20 8-4 0-7 0-7 6 0 1 1 4 5 4 8 0 28-1 37-1 6 0 13 0 18 0s11 1 17 1c3 0 5-2 5-6s-3-4-8-4c-17 0-18-3-19-10-8-60-17-120-25-181-1-6-1-8-7-8s-8 2-10 6c-36 56-72 112-108 168zM83 132c20-32 41-64 62-96 4 32 9 64 13 96-25 0-50 0-75 0z">
              <text:p/>
            </draw:path>
          </draw:g>
        </draw:g>
        <draw:g draw:style-name="gr2">
          <draw:line draw:style-name="gr14" draw:text-style-name="P1" draw:layer="layout" svg:x1="3.05cm" svg:y1="6.314cm" svg:x2="4.75cm" svg:y2="6.314cm">
            <text:p/>
          </draw:line>
          <draw:line draw:style-name="gr14" draw:text-style-name="P1" draw:layer="layout" svg:x1="3.05cm" svg:y1="6.3cm" svg:x2="3.05cm" svg:y2="4.6cm">
            <text:p/>
          </draw:line>
          <draw:g draw:style-name="gr2">
            <svg:title>TexMaths</svg:title>
            <svg:desc>12§latex§$\hat{x}$§svg§600§TRUE§</svg:desc>
            <draw:g draw:style-name="gr3">
              <draw:path draw:style-name="gr4" draw:text-style-name="P2" draw:layer="layout" svg:width="0.11cm" svg:height="0.063cm" svg:x="4.913cm" svg:y="6.1cm" svg:viewBox="0 0 111 64" svg:d="M55 0c-18 19-37 38-55 57 2 3 5 5 7 7 16-14 32-28 48-43 16 15 33 29 49 43 2-2 5-4 7-7-19-19-37-38-56-57z">
                <text:p/>
              </draw:path>
              <draw:path draw:style-name="gr4" draw:text-style-name="P2" draw:layer="layout" svg:width="0.207cm" svg:height="0.189cm" svg:x="4.85cm" svg:y="6.205cm" svg:viewBox="0 0 208 190" svg:d="M128 59c2-11 12-49 41-49 2 0 12 0 21 6-12 1-20 11-20 21 0 7 5 16 15 16s23-9 23-26c0-21-25-27-38-27-25 0-40 23-44 32-11-27-34-32-46-32-43 0-67 54-67 64 0 5 4 5 5 5 4 0 5-1 6-5 13-44 42-54 55-54 8 0 23 3 23 27 0 13-8 42-23 100-6 27-20 43-40 43-2 0-12 0-20-4 10-3 19-11 19-23s-9-14-15-14c-12 0-23 10-23 23 0 20 20 28 39 28 28 0 42-30 45-32 4 15 19 32 44 32 43 0 67-54 67-65 0-3-4-3-5-3-4 0-5 1-6 3-13 46-42 55-55 55-17 0-23-13-23-27 0-10 3-18 8-37 4-19 9-38 14-57z">
                <text:p/>
              </draw:path>
            </draw:g>
          </draw:g>
          <draw:g draw:style-name="gr2">
            <svg:title>TexMaths</svg:title>
            <svg:desc>12§latex§$\hat{z}$§svg§600§TRUE§</svg:desc>
            <draw:g draw:style-name="gr3">
              <draw:path draw:style-name="gr4" draw:text-style-name="P2" draw:layer="layout" svg:width="0.111cm" svg:height="0.063cm" svg:x="3.007cm" svg:y="4.202cm" svg:viewBox="0 0 112 64" svg:d="M56 0c-19 19-37 38-56 57 3 3 6 5 8 7 16-14 32-28 48-43 16 15 32 29 47 43 3-2 6-4 9-7-19-19-37-38-56-57z">
                <text:p/>
              </draw:path>
              <draw:path draw:style-name="gr4" draw:text-style-name="P2" draw:layer="layout" svg:width="0.175cm" svg:height="0.189cm" svg:x="2.952cm" svg:y="4.307cm" svg:viewBox="0 0 176 190" svg:d="M37 150c22-23 34-34 50-47 13-13 26-23 40-37 39-40 49-60 49-61 0-5-4-5-5-5-2 0-3 1-6 5-13 20-21 27-31 27s-15-7-21-14c-8-10-15-18-29-18-30 0-50 39-50 48 0 2 2 5 5 5 4 0 5-3 5-5 8-19 32-19 36-19 8 0 16 2 26 6 16 6 21 6 32 6-16 18-50 49-58 55-13 11-25 23-37 35-29 28-43 52-43 54 0 5 4 5 5 5 3 0 5-1 7-6 9-14 21-25 34-25 10 0 15 3 25 15 7 9 15 16 27 16 41 0 65-53 65-65 0-2-2-3-5-3s-5 2-6 5c-9 27-37 35-50 35-8 0-15-3-25-6-14-6-20-7-28-7-1 0-7 0-12 1z">
                <text:p/>
              </draw:path>
            </draw:g>
          </draw:g>
          <draw:line draw:style-name="gr14" draw:text-style-name="P1" draw:layer="layout" svg:x1="3.04cm" svg:y1="6.32cm" svg:x2="4.512cm" svg:y2="5.47cm">
            <text:p/>
          </draw:line>
          <draw:g draw:style-name="gr2">
            <svg:title>TexMaths</svg:title>
            <svg:desc>12§latex§$\hat{y}$§svg§600§TRUE§</svg:desc>
            <draw:g draw:style-name="gr3">
              <draw:path draw:style-name="gr4" draw:text-style-name="P2" draw:layer="layout" svg:width="0.111cm" svg:height="0.064cm" svg:x="4.615cm" svg:y="5.202cm" svg:viewBox="0 0 112 65" svg:d="M56 0c-19 19-37 38-56 57 3 3 6 5 8 8 16-15 32-29 48-43 16 14 32 28 48 43 3-3 5-5 8-8-19-19-37-38-56-57z">
                <text:p/>
              </draw:path>
              <draw:path draw:style-name="gr4" draw:text-style-name="P2" draw:layer="layout" svg:width="0.191cm" svg:height="0.271cm" svg:x="4.551cm" svg:y="5.307cm" svg:viewBox="0 0 192 272" svg:d="M191 26c1-6 1-7 1-9 0-9-6-12-12-12-5 0-11 2-14 9-1 2-5 15-6 22-4 12-6 23-9 33-6 26-12 51-19 77-1 6-19 35-46 35-22 0-26-18-26-34 0-19 7-45 21-82 6-17 8-22 8-30 0-19-13-35-34-35-39 0-55 61-55 65s4 4 5 4c5 0 5-1 7-8 11-38 27-51 42-51 3 0 10 0 10 13 0 11-4 21-7 30-16 44-24 68-24 87 0 38 27 50 50 50 17 0 31-7 42-19-5 22-9 43-26 65-11 14-27 26-47 26-5 0-23-1-31-17 6 0 12 0 18-6 4-3 9-8 9-16 0-14-12-15-16-15-9 0-24 6-24 28 0 20 19 36 44 36 43 0 86-39 98-85 14-54 27-107 41-161z">
                <text:p/>
              </draw:path>
            </draw:g>
          </draw:g>
        </draw:g>
        <draw:line draw:style-name="gr6" draw:text-style-name="P1" draw:layer="layout" svg:x1="2.6cm" svg:y1="0.83cm" svg:x2="8.66cm" svg:y2="0.83cm">
          <text:p/>
        </draw:line>
        <draw:line draw:style-name="gr6" draw:text-style-name="P1" draw:layer="layout" svg:x1="8.7cm" svg:y1="0.83cm" svg:x2="12.06cm" svg:y2="0.83cm">
          <text:p/>
        </draw:line>
        <draw:g draw:style-name="gr2">
          <svg:title>TexMaths</svg:title>
          <svg:desc>12§latex§$x$§svg§600§TRUE§</svg:desc>
          <draw:g draw:style-name="gr3">
            <draw:path draw:style-name="gr4" draw:text-style-name="P2" draw:layer="layout" svg:width="0.207cm" svg:height="0.187cm" svg:x="5.698cm" svg:y="0.448cm" svg:viewBox="0 0 208 188" svg:d="M128 58c2-10 12-48 41-48 2 0 12 0 21 4-12 3-20 13-20 23 0 7 5 14 15 14s23-7 23-24c0-21-25-27-38-27-25 0-40 21-44 32-11-28-34-32-46-32-43 0-67 54-67 64 0 4 4 4 5 4 4 0 5 0 6-5 13-44 42-53 55-53 8 0 23 3 23 27 0 13-8 40-23 99-6 26-20 42-40 42-2 0-12 0-20-4 10-3 19-11 19-23 0-11-9-14-15-14-12 0-23 11-23 24 0 19 20 27 39 27 28 0 42-29 45-32 4 15 19 32 44 32 43 0 67-54 67-64 0-4-4-4-5-4-4 0-5 1-6 5-13 44-42 53-55 53-17 0-23-13-23-27 0-8 3-18 8-36 4-19 9-38 14-57z">
              <text:p/>
            </draw:path>
          </draw:g>
        </draw:g>
        <draw:g draw:style-name="gr2">
          <svg:title>TexMaths</svg:title>
          <svg:desc>12§latex§$L-x$§svg§600§TRUE§</svg:desc>
          <draw:g draw:style-name="gr3">
            <draw:path draw:style-name="gr4" draw:text-style-name="P2" draw:layer="layout" svg:width="0.253cm" svg:height="0.284cm" svg:x="9.999cm" svg:y="0.45cm" svg:viewBox="0 0 254 285" svg:d="M141 32c4-14 5-19 45-19 12 0 15 0 15-8 0-5-4-5-7-5-13 0-48 1-61 1s-44-1-56-1c-4 0-9 0-9 8 0 5 4 5 12 5 2 0 9 0 16 1 8 0 12 2 12 6 0 3-1 4-2 9-19 74-38 149-57 224-3 16-5 19-38 19-6 0-11 0-11 8 0 5 4 5 11 5 65 0 130 0 195 0 10 0 11 0 13-7 12-30 23-60 34-89 1-5 1-4 1-6 0-3-1-5-5-5-3 0-4 2-7 8-14 38-33 86-105 86-13 0-27 0-40 0-6 0-7 0-9 0-5 0-6-1-6-5 0-1 0-1 2-9 19-75 38-151 57-226z">
              <text:p/>
            </draw:path>
            <draw:path draw:style-name="gr4" draw:text-style-name="P2" draw:layer="layout" svg:width="0.257cm" svg:height="0.016cm" svg:x="10.397cm" svg:y="0.623cm" svg:viewBox="0 0 258 17" svg:d="M242 17c7 0 16 0 16-9 0-8-9-8-16-8-75 0-151 0-226 0-8 0-16 0-16 8 0 9 8 9 16 9 75 0 151 0 226 0z">
              <text:p/>
            </draw:path>
            <draw:path draw:style-name="gr4" draw:text-style-name="P2" draw:layer="layout" svg:width="0.209cm" svg:height="0.189cm" svg:x="10.795cm" svg:y="0.55cm" svg:viewBox="0 0 210 190" svg:d="M128 58c3-10 12-48 42-48 3 0 12 0 22 6-12 1-21 11-21 22 0 6 5 15 16 15 10 0 23-8 23-26 0-21-25-27-40-27-24 0-38 23-43 32-11-27-33-32-45-32-45 0-69 55-69 64 0 5 3 4 5 5 4 0 5-1 6-5 14-44 42-54 56-54 9 0 23 3 23 28 0 12-7 41-23 99-7 27-21 43-39 43-4 0-13 0-22-5 11-2 21-10 21-22s-10-15-16-15c-13 0-24 11-24 24 0 19 22 28 40 28 27 0 43-30 44-32 5 15 20 32 45 32 44 0 68-54 68-65 0-3-4-3-5-3-4 0-5 1-6 3-13 46-42 55-55 55-17 0-24-13-24-27 0-10 2-18 7-37s10-38 14-58z">
              <text:p/>
            </draw:path>
          </draw:g>
        </draw:g>
        <draw:line draw:style-name="gr15" draw:text-style-name="P1" draw:layer="layout" svg:x1="8.67cm" svg:y1="1.02cm" svg:x2="8.67cm" svg:y2="2.92cm">
          <text:p/>
        </draw:line>
        <draw:custom-shape draw:style-name="gr16" draw:text-style-name="P4" draw:layer="layout" svg:width="0.25cm" svg:height="0.25cm" svg:x="2.421cm" svg:y="1.85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7" draw:text-style-name="P1" draw:layer="layout" svg:width="4.75cm" svg:height="2.25cm" svg:x="2.7cm" svg:y="8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7cm" svg:y1="10.83cm" svg:x2="7.46cm" svg:y2="10.83cm">
          <text:p/>
        </draw:line>
        <draw:g draw:style-name="gr2">
          <svg:title>TexMaths</svg:title>
          <svg:desc>12§latex§$b$§svg§600§TRUE§</svg:desc>
          <draw:g draw:style-name="gr3">
            <draw:path draw:style-name="gr4" draw:text-style-name="P2" draw:layer="layout" svg:width="0.151cm" svg:height="0.294cm" svg:x="5.099cm" svg:y="11.049cm" svg:viewBox="0 0 152 295" svg:d="M80 5c-2-2 0-5-6-5-10 0-40 4-50 5-4 0-9 0-9 8 0 5 4 5 11 5 19 0 20 2 20 7 0 2-3 17-6 25-11 46-22 92-33 138-6 20-7 27-7 41 0 40 21 66 52 66 49 0 100-62 100-123 0-38-21-67-55-67-19 0-36 12-48 25 10-42 20-83 31-125zM40 162c3-8 3-9 6-14 21-27 40-33 50-33 16 0 26 13 26 39 0 25-14 73-21 88-13 29-32 43-49 43-14 0-27-10-27-41 0-9 0-16 6-42 3-13 6-26 9-40z">
              <text:p/>
            </draw:path>
          </draw:g>
        </draw:g>
        <draw:line draw:style-name="gr7" draw:text-style-name="P1" draw:layer="layout" svg:x1="2.316cm" svg:y1="8.2cm" svg:x2="2.316cm" svg:y2="10.46cm">
          <text:p/>
        </draw:line>
        <draw:g draw:style-name="gr2">
          <svg:title>TexMaths</svg:title>
          <svg:desc>12§latex§$d$§svg§600§TRUE§</svg:desc>
          <draw:g draw:style-name="gr3">
            <draw:path draw:style-name="gr4" draw:text-style-name="P2" draw:layer="layout" svg:width="0.197cm" svg:height="0.294cm" svg:x="1.94cm" svg:y="9.078cm" svg:viewBox="0 0 198 295" svg:d="M198 5c-2-2 0-5-6-5s-45 4-52 5c-4 0-6 2-6 8 0 5 3 5 10 5 19 0 21 2 21 7-1 3-1 6-2 8-8 33-16 67-25 100-7-16-19-28-38-28-49 0-100 62-100 123 0 40 23 67 55 67 8 0 30-1 55-31 3 17 18 31 37 31 15 0 25-10 31-23 7-15 13-40 13-41 0-4-4-4-5-4-5 0-5 1-6 7-7 28-15 51-32 51-11 0-12-10-12-19s0-13 2-20c20-80 40-161 60-241zM111 240c-1 8-1 8-8 16-18 23-35 29-47 29-20 0-26-22-26-39 0-20 13-72 22-91 14-25 31-40 48-40 28 0 34 34 34 37 0 2-2 4-2 7-7 27-14 54-21 81z">
              <text:p/>
            </draw:path>
          </draw:g>
        </draw:g>
        <draw:line draw:style-name="gr18" draw:text-style-name="P1" draw:layer="layout" svg:x1="2.7cm" svg:y1="10.45cm" svg:x2="7.45cm" svg:y2="8.2cm">
          <text:p/>
        </draw:line>
        <draw:line draw:style-name="gr18" draw:text-style-name="P1" draw:layer="layout" svg:x1="7.45cm" svg:y1="10.45cm" svg:x2="2.7cm" svg:y2="8.2cm">
          <text:p/>
        </draw:line>
        <draw:g draw:style-name="gr2">
          <draw:line draw:style-name="gr14" draw:text-style-name="P1" draw:layer="layout" svg:x1="5.078cm" svg:y1="9.342cm" svg:x2="6.778cm" svg:y2="9.342cm">
            <text:p/>
          </draw:line>
          <draw:line draw:style-name="gr14" draw:text-style-name="P1" draw:layer="layout" svg:x1="5.078cm" svg:y1="9.328cm" svg:x2="5.078cm" svg:y2="7.628cm">
            <text:p/>
          </draw:line>
          <draw:g draw:style-name="gr2">
            <svg:title>TexMaths</svg:title>
            <svg:desc>12§latex§$\hat{y}$§svg§600§TRUE§</svg:desc>
            <draw:g draw:style-name="gr3">
              <draw:path draw:style-name="gr4" draw:text-style-name="P2" draw:layer="layout" svg:width="0.111cm" svg:height="0.064cm" svg:x="6.394cm" svg:y="9.429cm" svg:viewBox="0 0 112 65" svg:d="M56 0c-19 19-37 38-56 57 3 3 6 5 8 8 16-15 32-29 48-43 16 14 32 28 48 43 3-3 5-5 8-8-19-19-37-38-56-57z">
                <text:p/>
              </draw:path>
              <draw:path draw:style-name="gr4" draw:text-style-name="P2" draw:layer="layout" svg:width="0.191cm" svg:height="0.271cm" svg:x="6.33cm" svg:y="9.534cm" svg:viewBox="0 0 192 272" svg:d="M191 26c1-6 1-7 1-9 0-9-6-12-12-12-5 0-11 2-14 9-1 2-5 15-6 22-4 12-6 23-9 33-6 26-12 51-19 77-1 6-19 35-46 35-22 0-26-18-26-34 0-19 7-45 21-82 6-17 8-22 8-30 0-19-13-35-34-35-39 0-55 61-55 65s4 4 5 4c5 0 5-1 7-8 11-38 27-51 42-51 3 0 10 0 10 13 0 11-4 21-7 30-16 44-24 68-24 87 0 38 27 50 50 50 17 0 31-7 42-19-5 22-9 43-26 65-11 14-27 26-47 26-5 0-23-1-31-17 6 0 12 0 18-6 4-3 9-8 9-16 0-14-12-15-16-15-9 0-24 6-24 28 0 20 19 36 44 36 43 0 86-39 98-85 14-54 27-107 41-161z">
                <text:p/>
              </draw:path>
            </draw:g>
          </draw:g>
          <draw:g draw:style-name="gr2">
            <svg:title>TexMaths</svg:title>
            <svg:desc>12§latex§$\hat{z}$§svg§600§TRUE§</svg:desc>
            <draw:g draw:style-name="gr3">
              <draw:path draw:style-name="gr4" draw:text-style-name="P2" draw:layer="layout" svg:width="0.111cm" svg:height="0.063cm" svg:x="5.035cm" svg:y="7.23cm" svg:viewBox="0 0 112 64" svg:d="M56 0c-19 19-37 38-56 57 3 3 6 5 8 7 16-14 32-28 48-43 16 15 32 29 47 43 3-2 6-4 9-7-19-19-37-38-56-57z">
                <text:p/>
              </draw:path>
              <draw:path draw:style-name="gr4" draw:text-style-name="P2" draw:layer="layout" svg:width="0.175cm" svg:height="0.189cm" svg:x="4.98cm" svg:y="7.335cm" svg:viewBox="0 0 176 190" svg:d="M37 150c22-23 34-34 50-47 13-13 26-23 40-37 39-40 49-60 49-61 0-5-4-5-5-5-2 0-3 1-6 5-13 20-21 27-31 27s-15-7-21-14c-8-10-15-18-29-18-30 0-50 39-50 48 0 2 2 5 5 5 4 0 5-3 5-5 8-19 32-19 36-19 8 0 16 2 26 6 16 6 21 6 32 6-16 18-50 49-58 55-13 11-25 23-37 35-29 28-43 52-43 54 0 5 4 5 5 5 3 0 5-1 7-6 9-14 21-25 34-25 10 0 15 3 25 15 7 9 15 16 27 16 41 0 65-53 65-65 0-2-2-3-5-3s-5 2-6 5c-9 27-37 35-50 35-8 0-15-3-25-6-14-6-20-7-28-7-1 0-7 0-12 1z">
                <text:p/>
              </draw:path>
            </draw:g>
          </draw:g>
        </draw:g>
        <draw:custom-shape draw:style-name="gr16" draw:text-style-name="P4" draw:layer="layout" svg:width="0.25cm" svg:height="0.25cm" svg:x="4.98cm" svg:y="9.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6" draw:text-style-name="P4" draw:layer="layout" svg:width="0.25cm" svg:height="0.25cm" svg:x="8.781cm" svg:y="8.20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19" draw:text-style-name="P5" draw:layer="layout" svg:width="2.25cm" svg:height="0.725cm" svg:x="9cm" svg:y="8cm">
          <draw:text-box>
            <text:p><text:span text:style-name="T1">Ursprung</text:span></text:p>
          </draw:text-box>
        </draw:frame>
        <draw:frame draw:style-name="gr19" draw:text-style-name="P6" draw:layer="layout" svg:width="1.25cm" svg:height="0.725cm" svg:x="0.75cm" svg:y="5.8cm">
          <draw:text-box>
            <text:p><text:span text:style-name="T2">(a)</text:span></text:p>
          </draw:text-box>
        </draw:frame>
        <draw:frame draw:style-name="gr19" draw:text-style-name="P6" draw:layer="layout" svg:width="1.25cm" svg:height="0.725cm" svg:x="0.75cm" svg:y="9.901cm">
          <draw:text-box>
            <text:p><text:span text:style-name="T2">(b)</text:span></text:p>
          </draw:text-box>
        </draw:frame>
        <draw:g draw:style-name="gr2">
          <svg:title>TexMaths</svg:title>
          <svg:desc>12§latex§$A=b\,d$§svg§600§TRUE§</svg:desc>
          <draw:g draw:style-name="gr3">
            <draw:path draw:style-name="gr4" draw:text-style-name="P2" draw:layer="layout" svg:width="0.288cm" svg:height="0.3cm" svg:x="8.74cm" svg:y="10.18cm" svg:viewBox="0 0 289 301" svg:d="M61 253c-17 28-33 34-53 35-4 1-8 1-8 8 0 3 2 5 6 5 11 0 24-1 36-1 13 0 29 1 42 1 2 0 8 0 8-8 0-4-4-5-7-5-9 0-20-4-20-14 0-5 3-10 6-16 11-18 21-36 32-54 35 0 71 0 106 0 1 8 7 66 7 71 0 12-22 13-30 13-6 0-11 0-11 8 0 5 5 5 6 5 17 0 36-1 53-1 11 0 37 1 48 1 2 0 7 0 7-8 0-5-5-5-9-5-27 0-27-2-28-14-8-88-17-176-25-264-1-9-1-10-9-10-7 0-8 2-10 7-49 82-98 164-147 246zM112 191c27-47 55-93 82-139 5 46 9 92 14 139-32 0-64 0-96 0z">
              <text:p/>
            </draw:path>
            <draw:path draw:style-name="gr4" draw:text-style-name="P2" draw:layer="layout" svg:width="0.28cm" svg:height="0.097cm" svg:x="9.182cm" svg:y="10.326cm" svg:viewBox="0 0 281 98" svg:d="M266 17c6 0 15 0 15-9 0-8-9-8-15-8-84 0-168 0-252 0-6 0-14 0-14 8 0 9 8 9 14 9 84 0 168 0 252 0zM266 98c6 0 15 0 15-8s-9-8-15-8c-84 0-168 0-252 0-6 0-14 0-14 8s8 8 14 8c84 0 168 0 252 0z">
              <text:p/>
            </draw:path>
            <draw:path draw:style-name="gr4" draw:text-style-name="P2" draw:layer="layout" svg:width="0.154cm" svg:height="0.295cm" svg:x="9.623cm" svg:y="10.19cm" svg:viewBox="0 0 155 296" svg:d="M80 5c0-1 0-5-4-5-10 0-41 4-52 4-4 1-8 1-8 8 0 5 3 5 10 5 21 0 21 3 21 7s-4 18-6 26c-11 46-23 92-34 138-6 21-7 28-7 42 0 40 23 66 54 66 49 0 101-62 101-123 0-39-22-67-55-67-21 0-38 12-51 25 11-42 21-84 31-126zM41 163c3-9 3-9 7-14 20-28 40-34 50-34 15 0 27 12 27 40 0 24-15 73-22 89-14 28-33 43-49 43-14 0-29-11-29-42 0-9 0-16 7-43 3-13 6-26 9-39z">
              <text:p/>
            </draw:path>
            <draw:path draw:style-name="gr4" draw:text-style-name="P2" draw:layer="layout" svg:width="0.199cm" svg:height="0.295cm" svg:x="9.872cm" svg:y="10.19cm" svg:viewBox="0 0 200 296" svg:d="M200 5c0-1 0-5-6-5s-45 4-52 5c-4 0-6 2-6 7s3 5 9 5c21 0 22 3 22 7-1 3-1 6-1 8-9 34-17 68-26 101-8-15-20-27-39-27-49 0-101 62-101 123 0 40 23 67 56 67 9 0 29-1 54-31 4 17 18 31 39 31 14 0 25-9 31-22 7-16 13-41 13-42 0-5-3-5-6-5s-3 2-5 8c-7 28-15 52-32 52-12 0-13-11-13-19 0-10 1-14 2-21 21-81 41-161 61-242zM113 241c-3 9-3 9-9 16-19 24-36 30-48 30-20 0-26-23-26-40 0-20 13-72 23-92 13-24 32-40 49-40 28 0 34 35 34 37 0 3-2 5-2 8-7 27-14 54-21 81z">
              <text:p/>
            </draw:path>
          </draw:g>
        </draw:g>
        <draw:line draw:style-name="gr1" draw:text-style-name="P1" draw:layer="layout" svg:x1="8.75cm" svg:y1="9.35cm" svg:x2="9.15cm" svg:y2="9.35cm">
          <text:p/>
        </draw:line>
        <draw:frame draw:style-name="gr19" draw:text-style-name="P5" draw:layer="layout" svg:width="3.75cm" svg:height="0.725cm" svg:x="9cm" svg:y="9.001cm">
          <draw:text-box>
            <text:p><text:span text:style-name="T1">Neutrale Faser</text:span></text:p>
          </draw:text-box>
        </draw:frame>
        <draw:custom-shape draw:style-name="gr16" draw:text-style-name="P4" draw:layer="layout" svg:width="0.25cm" svg:height="0.25cm" svg:x="2.922cm" svg:y="6.15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20T08:44:41.934650068</dc:date>
    <meta:editing-duration>P2DT12H54M11S</meta:editing-duration>
    <meta:editing-cycles>85</meta:editing-cycles>
    <meta:generator>LibreOffice/24.2.5.2$Linux_X86_64 LibreOffice_project/420$Build-2</meta:generator>
    <meta:print-date>2024-09-16T21:28:10.288778620</meta:print-date>
    <meta:printed-by>PDF-Dateien</meta:printed-by>
    <meta:document-statistic meta:object-count="114"/>
  </office:meta>
</office:document-meta>
</file>